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rrent3" table:style-name="ta1">
        <table:shapes>
          <draw:frame draw:z-index="0" draw:style-name="gr1" draw:text-style-name="P1" svg:width="12.1465in" svg:height="5.6472in" svg:x="1.311in" svg:y="0.0417in">
            <draw:object draw:notify-on-update-of-ranges="current3.A1:current3.A1 current3.A2:current3.A315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237" calcext:value-type="float">
            <text:p>-123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827" calcext:value-type="float">
            <text:p>-18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float" office:value="-1997" calcext:value-type="float">
            <text:p>-1997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984" calcext:value-type="float">
            <text:p>-1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-958" calcext:value-type="float">
            <text:p>-95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185" calcext:value-type="float">
            <text:p>-1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961" calcext:value-type="float">
            <text:p>-1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753" calcext:value-type="float">
            <text:p>-753</text:p>
          </table:table-cell>
        </table:table-row>
        <table:table-row table:style-name="ro1">
          <table:table-cell office:value-type="float" office:value="-791" calcext:value-type="float">
            <text:p>-79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2028" calcext:value-type="float">
            <text:p>-2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563" calcext:value-type="float">
            <text:p>-563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907" calcext:value-type="float">
            <text:p>-907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521" calcext:value-type="float">
            <text:p>-521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291" calcext:value-type="float">
            <text:p>-12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-676" calcext:value-type="float">
            <text:p>-67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812" calcext:value-type="float">
            <text:p>-81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798" calcext:value-type="float">
            <text:p>-798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51" calcext:value-type="float">
            <text:p>-351</text:p>
          </table:table-cell>
        </table:table-row>
        <table:table-row table:style-name="ro1">
          <table:table-cell office:value-type="float" office:value="-1629" calcext:value-type="float">
            <text:p>-16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735" calcext:value-type="float">
            <text:p>-735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-655" calcext:value-type="float">
            <text:p>-65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1640" calcext:value-type="float">
            <text:p>-16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83" calcext:value-type="float">
            <text:p>-58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783" calcext:value-type="float">
            <text:p>-1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988" calcext:value-type="float">
            <text:p>-19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-509" calcext:value-type="float">
            <text:p>-509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789" calcext:value-type="float">
            <text:p>-789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</table:table-row>
        <table:table-row table:style-name="ro1">
          <table:table-cell office:value-type="float" office:value="-642" calcext:value-type="float">
            <text:p>-64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662" calcext:value-type="float">
            <text:p>-662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360" calcext:value-type="float">
            <text:p>-1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-431" calcext:value-type="float">
            <text:p>-431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859" calcext:value-type="float">
            <text:p>-859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597" calcext:value-type="float">
            <text:p>-597</text:p>
          </table:table-cell>
        </table:table-row>
        <table:table-row table:style-name="ro1">
          <table:table-cell office:value-type="float" office:value="-674" calcext:value-type="float">
            <text:p>-67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495" calcext:value-type="float">
            <text:p>-1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289" calcext:value-type="float">
            <text:p>-12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335" calcext:value-type="float">
            <text:p>-1335</text:p>
          </table:table-cell>
        </table:table-row>
        <table:table-row table:style-name="ro1"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410" calcext:value-type="float">
            <text:p>-14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-945" calcext:value-type="float">
            <text:p>-9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589" calcext:value-type="float">
            <text:p>-589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590" calcext:value-type="float">
            <text:p>-59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735" calcext:value-type="float">
            <text:p>-735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-684" calcext:value-type="float">
            <text:p>-68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462" calcext:value-type="float">
            <text:p>-462</text:p>
          </table:table-cell>
        </table:table-row>
        <table:table-row table:style-name="ro1">
          <table:table-cell office:value-type="float" office:value="-613" calcext:value-type="float">
            <text:p>-61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</table:table-row>
        <table:table-row table:style-name="ro1">
          <table:table-cell office:value-type="float" office:value="-1256" calcext:value-type="float">
            <text:p>-1256</text:p>
          </table:table-cell>
        </table:table-row>
        <table:table-row table:style-name="ro1">
          <table:table-cell office:value-type="float" office:value="-2023" calcext:value-type="float">
            <text:p>-202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591" calcext:value-type="float">
            <text:p>-5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027" calcext:value-type="float">
            <text:p>-20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41" calcext:value-type="float">
            <text:p>-941</text:p>
          </table:table-cell>
        </table:table-row>
        <table:table-row table:style-name="ro1">
          <table:table-cell office:value-type="float" office:value="-2031" calcext:value-type="float">
            <text:p>-203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2028" calcext:value-type="float">
            <text:p>-20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1246" calcext:value-type="float">
            <text:p>-12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-534" calcext:value-type="float">
            <text:p>-53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946" calcext:value-type="float">
            <text:p>-1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51" calcext:value-type="float">
            <text:p>-351</text:p>
          </table:table-cell>
        </table:table-row>
        <table:table-row table:style-name="ro1">
          <table:table-cell office:value-type="float" office:value="-880" calcext:value-type="float">
            <text:p>-88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1308" calcext:value-type="float">
            <text:p>-130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696" calcext:value-type="float">
            <text:p>-696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18" calcext:value-type="float">
            <text:p>-2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006" calcext:value-type="float">
            <text:p>-2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-591" calcext:value-type="float">
            <text:p>-591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654" calcext:value-type="float">
            <text:p>-65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910" calcext:value-type="float">
            <text:p>-19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215" calcext:value-type="float">
            <text:p>-121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496" calcext:value-type="float">
            <text:p>-1496</text:p>
          </table:table-cell>
        </table:table-row>
        <table:table-row table:style-name="ro1">
          <table:table-cell office:value-type="float" office:value="-691" calcext:value-type="float">
            <text:p>-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348" calcext:value-type="float">
            <text:p>-13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817" calcext:value-type="float">
            <text:p>-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float" office:value="-476" calcext:value-type="float">
            <text:p>-47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1530" calcext:value-type="float">
            <text:p>-15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-605" calcext:value-type="float">
            <text:p>-60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659" calcext:value-type="float">
            <text:p>-659</text:p>
          </table:table-cell>
        </table:table-row>
        <table:table-row table:style-name="ro1">
          <table:table-cell office:value-type="float" office:value="-626" calcext:value-type="float">
            <text:p>-62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664" calcext:value-type="float">
            <text:p>-16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535" calcext:value-type="float">
            <text:p>-53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</table:table-row>
        <table:table-row table:style-name="ro1">
          <table:table-cell office:value-type="float" office:value="-622" calcext:value-type="float">
            <text:p>-62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609" calcext:value-type="float">
            <text:p>-60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519" calcext:value-type="float">
            <text:p>-151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706" calcext:value-type="float">
            <text:p>-706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988" calcext:value-type="float">
            <text:p>-988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995" calcext:value-type="float">
            <text:p>-19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-767" calcext:value-type="float">
            <text:p>-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1889" calcext:value-type="float">
            <text:p>-18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-1426" calcext:value-type="float">
            <text:p>-1426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1195" calcext:value-type="float">
            <text:p>-1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575" calcext:value-type="float">
            <text:p>-57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057" calcext:value-type="float">
            <text:p>-1057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-713" calcext:value-type="float">
            <text:p>-71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-593" calcext:value-type="float">
            <text:p>-59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669" calcext:value-type="float">
            <text:p>-669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966" calcext:value-type="float">
            <text:p>-19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191" calcext:value-type="float">
            <text:p>-1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763" calcext:value-type="float">
            <text:p>-76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339" calcext:value-type="float">
            <text:p>-339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867" calcext:value-type="float">
            <text:p>-867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-519" calcext:value-type="float">
            <text:p>-519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938" calcext:value-type="float">
            <text:p>-93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618" calcext:value-type="float">
            <text:p>-16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787" calcext:value-type="float">
            <text:p>-787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</table:table-row>
        <table:table-row table:style-name="ro1">
          <table:table-cell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-437" calcext:value-type="float">
            <text:p>-43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30" calcext:value-type="float">
            <text:p>-53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2018" calcext:value-type="float">
            <text:p>-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1969" calcext:value-type="float">
            <text:p>-19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-1946" calcext:value-type="float">
            <text:p>-1946</text:p>
          </table:table-cell>
        </table:table-row>
        <table:table-row table:style-name="ro1">
          <table:table-cell office:value-type="float" office:value="-814" calcext:value-type="float">
            <text:p>-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2021" calcext:value-type="float">
            <text:p>-20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111" calcext:value-type="float">
            <text:p>-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</table:table-row>
        <table:table-row table:style-name="ro1">
          <table:table-cell office:value-type="float" office:value="-1213" calcext:value-type="float">
            <text:p>-1213</text:p>
          </table:table-cell>
        </table:table-row>
        <table:table-row table:style-name="ro1">
          <table:table-cell office:value-type="float" office:value="-2032" calcext:value-type="float">
            <text:p>-2032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59" calcext:value-type="float">
            <text:p>-359</text:p>
          </table:table-cell>
        </table:table-row>
        <table:table-row table:style-name="ro1">
          <table:table-cell office:value-type="float" office:value="-1408" calcext:value-type="float">
            <text:p>-1408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366" calcext:value-type="float">
            <text:p>-1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66" calcext:value-type="float">
            <text:p>-1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2013" calcext:value-type="float">
            <text:p>-2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657" calcext:value-type="float">
            <text:p>-657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2025" calcext:value-type="float">
            <text:p>-2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851" calcext:value-type="float">
            <text:p>-851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09" calcext:value-type="float">
            <text:p>-809</text:p>
          </table:table-cell>
        </table:table-row>
        <table:table-row table:style-name="ro1">
          <table:table-cell office:value-type="float" office:value="-689" calcext:value-type="float">
            <text:p>-689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525" calcext:value-type="float">
            <text:p>-1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15" calcext:value-type="float">
            <text:p>-915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510" calcext:value-type="float">
            <text:p>-1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808" calcext:value-type="float">
            <text:p>-18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657" calcext:value-type="float">
            <text:p>-657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787" calcext:value-type="float">
            <text:p>-1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319" calcext:value-type="float">
            <text:p>-1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358" calcext:value-type="float">
            <text:p>-358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293" calcext:value-type="float">
            <text:p>-293</text:p>
          </table:table-cell>
        </table:table-row>
        <table:table-row table:style-name="ro1">
          <table:table-cell office:value-type="float" office:value="-2014" calcext:value-type="float">
            <text:p>-2014</text:p>
          </table:table-cell>
        </table:table-row>
        <table:table-row table:style-name="ro1">
          <table:table-cell office:value-type="float" office:value="-1588" calcext:value-type="float">
            <text:p>-158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418" calcext:value-type="float">
            <text:p>-14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2021" calcext:value-type="float">
            <text:p>-2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349" calcext:value-type="float">
            <text:p>-349</text:p>
          </table:table-cell>
        </table:table-row>
        <table:table-row table:style-name="ro1">
          <table:table-cell office:value-type="float" office:value="-1333" calcext:value-type="float">
            <text:p>-1333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</table:table-row>
        <table:table-row table:style-name="ro1">
          <table:table-cell office:value-type="float" office:value="-1135" calcext:value-type="float">
            <text:p>-113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1963" calcext:value-type="float">
            <text:p>-19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427" calcext:value-type="float">
            <text:p>-1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603" calcext:value-type="float">
            <text:p>-16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</table:table-row>
        <table:table-row table:style-name="ro1">
          <table:table-cell office:value-type="float" office:value="-1527" calcext:value-type="float">
            <text:p>-152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029" calcext:value-type="float">
            <text:p>-102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1988" calcext:value-type="float">
            <text:p>-1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-560" calcext:value-type="float">
            <text:p>-56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816" calcext:value-type="float">
            <text:p>-816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760" calcext:value-type="float">
            <text:p>-17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1877" calcext:value-type="float">
            <text:p>-1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679" calcext:value-type="float">
            <text:p>-167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115" calcext:value-type="float">
            <text:p>-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596" calcext:value-type="float">
            <text:p>-1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-1177" calcext:value-type="float">
            <text:p>-117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415" calcext:value-type="float">
            <text:p>-14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-413" calcext:value-type="float">
            <text:p>-41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714" calcext:value-type="float">
            <text:p>-71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1337" calcext:value-type="float">
            <text:p>-1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</table:table-row>
        <table:table-row table:style-name="ro1">
          <table:table-cell office:value-type="float" office:value="-746" calcext:value-type="float">
            <text:p>-74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257" calcext:value-type="float">
            <text:p>-1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722" calcext:value-type="float">
            <text:p>-172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421" calcext:value-type="float">
            <text:p>-421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-1080" calcext:value-type="float">
            <text:p>-1080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532" calcext:value-type="float">
            <text:p>-53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2035" calcext:value-type="float">
            <text:p>-2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095" calcext:value-type="float">
            <text:p>-1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020" calcext:value-type="float">
            <text:p>-20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1386" calcext:value-type="float">
            <text:p>-138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1077" calcext:value-type="float">
            <text:p>-10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578" calcext:value-type="float">
            <text:p>-578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328" calcext:value-type="float">
            <text:p>-1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56" calcext:value-type="float">
            <text:p>-45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-839" calcext:value-type="float">
            <text:p>-839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712" calcext:value-type="float">
            <text:p>-1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1458" calcext:value-type="float">
            <text:p>-14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</table:table-row>
        <table:table-row table:style-name="ro1">
          <table:table-cell office:value-type="float" office:value="-782" calcext:value-type="float">
            <text:p>-78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-1067" calcext:value-type="float">
            <text:p>-1067</text:p>
          </table:table-cell>
        </table:table-row>
        <table:table-row table:style-name="ro1">
          <table:table-cell office:value-type="float" office:value="-993" calcext:value-type="float">
            <text:p>-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419" calcext:value-type="float">
            <text:p>-419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974" calcext:value-type="float">
            <text:p>-1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-533" calcext:value-type="float">
            <text:p>-53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</table:table-row>
        <table:table-row table:style-name="ro1">
          <table:table-cell office:value-type="float" office:value="-598" calcext:value-type="float">
            <text:p>-59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929" calcext:value-type="float">
            <text:p>-92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031" calcext:value-type="float">
            <text:p>-20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</table:table-row>
        <table:table-row table:style-name="ro1">
          <table:table-cell office:value-type="float" office:value="-1247" calcext:value-type="float">
            <text:p>-12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027" calcext:value-type="float">
            <text:p>-10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841" calcext:value-type="float">
            <text:p>-841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404" calcext:value-type="float">
            <text:p>-40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1069" calcext:value-type="float">
            <text:p>-1069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004" calcext:value-type="float">
            <text:p>-1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729" calcext:value-type="float">
            <text:p>-1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-963" calcext:value-type="float">
            <text:p>-96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366" calcext:value-type="float">
            <text:p>-366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564" calcext:value-type="float">
            <text:p>-15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</table:table-row>
        <table:table-row table:style-name="ro1">
          <table:table-cell office:value-type="float" office:value="-672" calcext:value-type="float">
            <text:p>-67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328" calcext:value-type="float">
            <text:p>-13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1038" calcext:value-type="float">
            <text:p>-103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655" calcext:value-type="float">
            <text:p>-655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754" calcext:value-type="float">
            <text:p>-17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326" calcext:value-type="float">
            <text:p>-1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085" calcext:value-type="float">
            <text:p>-1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1890" calcext:value-type="float">
            <text:p>-189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2005" calcext:value-type="float">
            <text:p>-2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74" calcext:value-type="float">
            <text:p>-874</text:p>
          </table:table-cell>
        </table:table-row>
        <table:table-row table:style-name="ro1">
          <table:table-cell office:value-type="float" office:value="-2025" calcext:value-type="float">
            <text:p>-2025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481" calcext:value-type="float">
            <text:p>-14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-524" calcext:value-type="float">
            <text:p>-52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432" calcext:value-type="float">
            <text:p>-432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17" calcext:value-type="float">
            <text:p>-517</text:p>
          </table:table-cell>
        </table:table-row>
        <table:table-row table:style-name="ro1">
          <table:table-cell office:value-type="float" office:value="-551" calcext:value-type="float">
            <text:p>-551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928" calcext:value-type="float">
            <text:p>-19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584" calcext:value-type="float">
            <text:p>-584</text:p>
          </table:table-cell>
        </table:table-row>
        <table:table-row table:style-name="ro1">
          <table:table-cell office:value-type="float" office:value="-1978" calcext:value-type="float">
            <text:p>-1978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1406" calcext:value-type="float">
            <text:p>-14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</table:table-row>
        <table:table-row table:style-name="ro1">
          <table:table-cell office:value-type="float" office:value="-1820" calcext:value-type="float">
            <text:p>-1820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324" calcext:value-type="float">
            <text:p>-324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1334" calcext:value-type="float">
            <text:p>-133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292" calcext:value-type="float">
            <text:p>-1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680" calcext:value-type="float">
            <text:p>-680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1031" calcext:value-type="float">
            <text:p>-1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377" calcext:value-type="float">
            <text:p>-377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159" calcext:value-type="float">
            <text:p>-115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479" calcext:value-type="float">
            <text:p>-479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1440" calcext:value-type="float">
            <text:p>-144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976" calcext:value-type="float">
            <text:p>-1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998" calcext:value-type="float">
            <text:p>-998</text:p>
          </table:table-cell>
        </table:table-row>
        <table:table-row table:style-name="ro1">
          <table:table-cell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617" calcext:value-type="float">
            <text:p>-61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018" calcext:value-type="float">
            <text:p>-2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-747" calcext:value-type="float">
            <text:p>-74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393" calcext:value-type="float">
            <text:p>-1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598" calcext:value-type="float">
            <text:p>-59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924" calcext:value-type="float">
            <text:p>-192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1214" calcext:value-type="float">
            <text:p>-12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141" calcext:value-type="float">
            <text:p>-11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663" calcext:value-type="float">
            <text:p>-66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-1837" calcext:value-type="float">
            <text:p>-1837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834" calcext:value-type="float">
            <text:p>-83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771" calcext:value-type="float">
            <text:p>-771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11" calcext:value-type="float">
            <text:p>-71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808" calcext:value-type="float">
            <text:p>-1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615" calcext:value-type="float">
            <text:p>-615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290" calcext:value-type="float">
            <text:p>-12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434" calcext:value-type="float">
            <text:p>-434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015" calcext:value-type="float">
            <text:p>-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526" calcext:value-type="float">
            <text:p>-526</text:p>
          </table:table-cell>
        </table:table-row>
        <table:table-row table:style-name="ro1">
          <table:table-cell office:value-type="float" office:value="-596" calcext:value-type="float">
            <text:p>-59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-2030" calcext:value-type="float">
            <text:p>-2030</text:p>
          </table:table-cell>
        </table:table-row>
        <table:table-row table:style-name="ro1">
          <table:table-cell office:value-type="float" office:value="-915" calcext:value-type="float">
            <text:p>-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1435" calcext:value-type="float">
            <text:p>-14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357" calcext:value-type="float">
            <text:p>-357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-858" calcext:value-type="float">
            <text:p>-8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39" calcext:value-type="float">
            <text:p>-939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388" calcext:value-type="float">
            <text:p>-13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534" calcext:value-type="float">
            <text:p>-534</text:p>
          </table:table-cell>
        </table:table-row>
        <table:table-row table:style-name="ro1">
          <table:table-cell office:value-type="float" office:value="-418" calcext:value-type="float">
            <text:p>-41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2002" calcext:value-type="float">
            <text:p>-20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420" calcext:value-type="float">
            <text:p>-420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766" calcext:value-type="float">
            <text:p>-17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557" calcext:value-type="float">
            <text:p>-55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712" calcext:value-type="float">
            <text:p>-1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</table:table-row>
        <table:table-row table:style-name="ro1">
          <table:table-cell office:value-type="float" office:value="-1984" calcext:value-type="float">
            <text:p>-1984</text:p>
          </table:table-cell>
        </table:table-row>
        <table:table-row table:style-name="ro1">
          <table:table-cell office:value-type="float" office:value="-895" calcext:value-type="float">
            <text:p>-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</table:table-row>
        <table:table-row table:style-name="ro1">
          <table:table-cell office:value-type="float" office:value="-611" calcext:value-type="float">
            <text:p>-611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743" calcext:value-type="float">
            <text:p>-17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551" calcext:value-type="float">
            <text:p>-551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-2009" calcext:value-type="float">
            <text:p>-2009</text:p>
          </table:table-cell>
        </table:table-row>
        <table:table-row table:style-name="ro1">
          <table:table-cell office:value-type="float" office:value="-1494" calcext:value-type="float">
            <text:p>-149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1347" calcext:value-type="float">
            <text:p>-13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524" calcext:value-type="float">
            <text:p>-52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2015" calcext:value-type="float">
            <text:p>-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649" calcext:value-type="float">
            <text:p>-649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855" calcext:value-type="float">
            <text:p>-855</text:p>
          </table:table-cell>
        </table:table-row>
        <table:table-row table:style-name="ro1">
          <table:table-cell office:value-type="float" office:value="-934" calcext:value-type="float">
            <text:p>-93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1825" calcext:value-type="float">
            <text:p>-18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2014" calcext:value-type="float">
            <text:p>-2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924" calcext:value-type="float">
            <text:p>-924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759" calcext:value-type="float">
            <text:p>-759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1852" calcext:value-type="float">
            <text:p>-1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519" calcext:value-type="float">
            <text:p>-519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028" calcext:value-type="float">
            <text:p>-2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-444" calcext:value-type="float">
            <text:p>-444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734" calcext:value-type="float">
            <text:p>-734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917" calcext:value-type="float">
            <text:p>-917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253" calcext:value-type="float">
            <text:p>-12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1236" calcext:value-type="float">
            <text:p>-123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66" calcext:value-type="float">
            <text:p>-56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992" calcext:value-type="float">
            <text:p>-992</text:p>
          </table:table-cell>
        </table:table-row>
        <table:table-row table:style-name="ro1">
          <table:table-cell office:value-type="float" office:value="-922" calcext:value-type="float">
            <text:p>-922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649" calcext:value-type="float">
            <text:p>-649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829" calcext:value-type="float">
            <text:p>-829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865" calcext:value-type="float">
            <text:p>-1865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1109" calcext:value-type="float">
            <text:p>-11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411" calcext:value-type="float">
            <text:p>-411</text:p>
          </table:table-cell>
        </table:table-row>
        <table:table-row table:style-name="ro1">
          <table:table-cell office:value-type="float" office:value="-440" calcext:value-type="float">
            <text:p>-44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485" calcext:value-type="float">
            <text:p>-48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388" calcext:value-type="float">
            <text:p>-1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1999" calcext:value-type="float">
            <text:p>-1999</text:p>
          </table:table-cell>
        </table:table-row>
        <table:table-row table:style-name="ro1">
          <table:table-cell office:value-type="float" office:value="-861" calcext:value-type="float">
            <text:p>-8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698" calcext:value-type="float">
            <text:p>-698</text:p>
          </table:table-cell>
        </table:table-row>
        <table:table-row table:style-name="ro1">
          <table:table-cell office:value-type="float" office:value="-2006" calcext:value-type="float">
            <text:p>-2006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-1169" calcext:value-type="float">
            <text:p>-1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456" calcext:value-type="float">
            <text:p>-1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71" calcext:value-type="float">
            <text:p>-771</text:p>
          </table:table-cell>
        </table:table-row>
        <table:table-row table:style-name="ro1">
          <table:table-cell office:value-type="float" office:value="-846" calcext:value-type="float">
            <text:p>-846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-2023" calcext:value-type="float">
            <text:p>-2023</text:p>
          </table:table-cell>
        </table:table-row>
        <table:table-row table:style-name="ro1">
          <table:table-cell office:value-type="float" office:value="-1345" calcext:value-type="float">
            <text:p>-134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259" calcext:value-type="float">
            <text:p>-12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-667" calcext:value-type="float">
            <text:p>-667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006" calcext:value-type="float">
            <text:p>-2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948" calcext:value-type="float">
            <text:p>-19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355" calcext:value-type="float">
            <text:p>-35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298" calcext:value-type="float">
            <text:p>-1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645" calcext:value-type="float">
            <text:p>-16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float" office:value="-1908" calcext:value-type="float">
            <text:p>-1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</table:table-row>
        <table:table-row table:style-name="ro1">
          <table:table-cell office:value-type="float" office:value="-1513" calcext:value-type="float">
            <text:p>-1513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1699" calcext:value-type="float">
            <text:p>-169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881" calcext:value-type="float">
            <text:p>-881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430" calcext:value-type="float">
            <text:p>-14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29" calcext:value-type="float">
            <text:p>-429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</table:table-row>
        <table:table-row table:style-name="ro1">
          <table:table-cell office:value-type="float" office:value="-1246" calcext:value-type="float">
            <text:p>-1246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012" calcext:value-type="float">
            <text:p>-20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715" calcext:value-type="float">
            <text:p>-17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-374" calcext:value-type="float">
            <text:p>-37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2021" calcext:value-type="float">
            <text:p>-2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384" calcext:value-type="float">
            <text:p>-384</text:p>
          </table:table-cell>
        </table:table-row>
        <table:table-row table:style-name="ro1">
          <table:table-cell office:value-type="float" office:value="-1603" calcext:value-type="float">
            <text:p>-1603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260" calcext:value-type="float">
            <text:p>-12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-1219" calcext:value-type="float">
            <text:p>-1219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860" calcext:value-type="float">
            <text:p>-1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2021" calcext:value-type="float">
            <text:p>-2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-646" calcext:value-type="float">
            <text:p>-646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898" calcext:value-type="float">
            <text:p>-898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986" calcext:value-type="float">
            <text:p>-198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02" calcext:value-type="float">
            <text:p>-1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</table:table-row>
        <table:table-row table:style-name="ro1">
          <table:table-cell office:value-type="float" office:value="-950" calcext:value-type="float">
            <text:p>-950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380" calcext:value-type="float">
            <text:p>-380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-553" calcext:value-type="float">
            <text:p>-553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573" calcext:value-type="float">
            <text:p>-573</text:p>
          </table:table-cell>
        </table:table-row>
        <table:table-row table:style-name="ro1">
          <table:table-cell office:value-type="float" office:value="-702" calcext:value-type="float">
            <text:p>-702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-711" calcext:value-type="float">
            <text:p>-711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1098" calcext:value-type="float">
            <text:p>-109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464" calcext:value-type="float">
            <text:p>-14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58" calcext:value-type="float">
            <text:p>-458</text:p>
          </table:table-cell>
        </table:table-row>
        <table:table-row table:style-name="ro1">
          <table:table-cell office:value-type="float" office:value="-1931" calcext:value-type="float">
            <text:p>-1931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636" calcext:value-type="float">
            <text:p>-16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459" calcext:value-type="float">
            <text:p>-459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920" calcext:value-type="float">
            <text:p>-19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845" calcext:value-type="float">
            <text:p>-845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505" calcext:value-type="float">
            <text:p>-505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1717" calcext:value-type="float">
            <text:p>-17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327" calcext:value-type="float">
            <text:p>-327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989" calcext:value-type="float">
            <text:p>-989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727" calcext:value-type="float">
            <text:p>-1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40" calcext:value-type="float">
            <text:p>-540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870" calcext:value-type="float">
            <text:p>-18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1988" calcext:value-type="float">
            <text:p>-1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335" calcext:value-type="float">
            <text:p>-335</text:p>
          </table:table-cell>
        </table:table-row>
        <table:table-row table:style-name="ro1">
          <table:table-cell office:value-type="float" office:value="-1347" calcext:value-type="float">
            <text:p>-1347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480" calcext:value-type="float">
            <text:p>-480</text:p>
          </table:table-cell>
        </table:table-row>
        <table:table-row table:style-name="ro1">
          <table:table-cell office:value-type="float" office:value="-1727" calcext:value-type="float">
            <text:p>-172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008" calcext:value-type="float">
            <text:p>-20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794" calcext:value-type="float">
            <text:p>-1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134" calcext:value-type="float">
            <text:p>-113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558" calcext:value-type="float">
            <text:p>-55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906" calcext:value-type="float">
            <text:p>-19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</table:table-row>
        <table:table-row table:style-name="ro1">
          <table:table-cell office:value-type="float" office:value="-1128" calcext:value-type="float">
            <text:p>-1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-45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873" calcext:value-type="float">
            <text:p>-18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1562" calcext:value-type="float">
            <text:p>-1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55" calcext:value-type="float">
            <text:p>-455</text:p>
          </table:table-cell>
        </table:table-row>
        <table:table-row table:style-name="ro1">
          <table:table-cell office:value-type="float" office:value="-1768" calcext:value-type="float">
            <text:p>-1768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float" office:value="-632" calcext:value-type="float">
            <text:p>-63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float" office:value="-1778" calcext:value-type="float">
            <text:p>-1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1043" calcext:value-type="float">
            <text:p>-1043</text:p>
          </table:table-cell>
        </table:table-row>
        <table:table-row table:style-name="ro1"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-1190" calcext:value-type="float">
            <text:p>-11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</table:table-row>
        <table:table-row table:style-name="ro1">
          <table:table-cell office:value-type="float" office:value="-821" calcext:value-type="float">
            <text:p>-82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47" calcext:value-type="float">
            <text:p>-747</text:p>
          </table:table-cell>
        </table:table-row>
        <table:table-row table:style-name="ro1">
          <table:table-cell office:value-type="float" office:value="-1602" calcext:value-type="float">
            <text:p>-1602</text:p>
          </table:table-cell>
        </table:table-row>
        <table:table-row table:style-name="ro1">
          <table:table-cell office:value-type="float" office:value="-559" calcext:value-type="float">
            <text:p>-5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01" calcext:value-type="float">
            <text:p>-17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361" calcext:value-type="float">
            <text:p>-361</text:p>
          </table:table-cell>
        </table:table-row>
        <table:table-row table:style-name="ro1">
          <table:table-cell office:value-type="float" office:value="-1989" calcext:value-type="float">
            <text:p>-1989</text:p>
          </table:table-cell>
        </table:table-row>
        <table:table-row table:style-name="ro1">
          <table:table-cell office:value-type="float" office:value="-1725" calcext:value-type="float">
            <text:p>-17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-1578" calcext:value-type="float">
            <text:p>-15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847" calcext:value-type="float">
            <text:p>-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-777" calcext:value-type="float">
            <text:p>-77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-2027" calcext:value-type="float">
            <text:p>-2027</text:p>
          </table:table-cell>
        </table:table-row>
        <table:table-row table:style-name="ro1">
          <table:table-cell office:value-type="float" office:value="-1464" calcext:value-type="float">
            <text:p>-1464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1207" calcext:value-type="float">
            <text:p>-12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-478" calcext:value-type="float">
            <text:p>-478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958" calcext:value-type="float">
            <text:p>-958</text:p>
          </table:table-cell>
        </table:table-row>
        <table:table-row table:style-name="ro1"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</table:table-row>
        <table:table-row table:style-name="ro1"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-1750" calcext:value-type="float">
            <text:p>-175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583" calcext:value-type="float">
            <text:p>-583</text:p>
          </table:table-cell>
        </table:table-row>
        <table:table-row table:style-name="ro1">
          <table:table-cell office:value-type="float" office:value="-1973" calcext:value-type="float">
            <text:p>-197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734" calcext:value-type="float">
            <text:p>-1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504" calcext:value-type="float">
            <text:p>-504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-1662" calcext:value-type="float">
            <text:p>-16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1193" calcext:value-type="float">
            <text:p>-11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-508" calcext:value-type="float">
            <text:p>-508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-864" calcext:value-type="float">
            <text:p>-864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842" calcext:value-type="float">
            <text:p>-18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-449" calcext:value-type="float">
            <text:p>-44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-1882" calcext:value-type="float">
            <text:p>-18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553" calcext:value-type="float">
            <text:p>-553</text:p>
          </table:table-cell>
        </table:table-row>
        <table:table-row table:style-name="ro1">
          <table:table-cell office:value-type="float" office:value="-1945" calcext:value-type="float">
            <text:p>-1945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1825" calcext:value-type="float">
            <text:p>-1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265" calcext:value-type="float">
            <text:p>-126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-666" calcext:value-type="float">
            <text:p>-666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974" calcext:value-type="float">
            <text:p>-19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-1782" calcext:value-type="float">
            <text:p>-17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550" calcext:value-type="float">
            <text:p>-550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1545" calcext:value-type="float">
            <text:p>-154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43" calcext:value-type="float">
            <text:p>-64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2025" calcext:value-type="float">
            <text:p>-20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955" calcext:value-type="float">
            <text:p>-19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778" calcext:value-type="float">
            <text:p>-778</text:p>
          </table:table-cell>
        </table:table-row>
        <table:table-row table:style-name="ro1">
          <table:table-cell office:value-type="float" office:value="-2023" calcext:value-type="float">
            <text:p>-2023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-499" calcext:value-type="float">
            <text:p>-499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-804" calcext:value-type="float">
            <text:p>-804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732" calcext:value-type="float">
            <text:p>-1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-960" calcext:value-type="float">
            <text:p>-960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-470" calcext:value-type="float">
            <text:p>-4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string" calcext:value-type="string">
            <text:p>.Connected.</text:p>
          </table:table-cell>
        </table:table-row>
        <table:table-row table:style-name="ro1">
          <table:table-cell office:value-type="string" calcext:value-type="string">
            <text:p>Connecte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sconnect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7:55:22.191427190</dc:date>
    <meta:editing-duration>PT1M21S</meta:editing-duration>
    <meta:editing-cycles>2</meta:editing-cycles>
    <meta:generator>LibreOffice/4.3.3.2$Linux_x86 LibreOffice_project/430m0$Build-2</meta:generator>
    <meta:document-statistic meta:table-count="1" meta:cell-count="3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853cm" svg:height="14.345cm" xlink:href=".." xlink:type="simple" chart:class="chart:line" chart:style-name="ch1">
        <chart:legend chart:legend-position="end" svg:x="28.398cm" svg:y="6.873cm" style:legend-expansion="high" chart:style-name="ch2"/>
        <chart:plot-area chart:style-name="ch3" table:cell-range-address="current3.A1:current3.A3155" chart:data-source-has-labels="row" svg:x="0.617cm" svg:y="0.286cm" svg:width="27.164cm" svg:height="13.773cm">
          <chartooo:coordinate-region svg:x="1.715cm" svg:y="0.485cm" svg:width="26.066cm" svg:height="13.3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rent3.A2:current3.A3155" chart:label-cell-address="current3.A1:current3.A1" chart:class="chart:line">
            <chart:data-point chart:repeated="31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</text:p>
                <draw:g>
                  <svg:desc>current3.A1:current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current3.A2:current3.A3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37">
                <text:p>-1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97">
                <text:p>-1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84">
                <text:p>-1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61">
                <text:p>-1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53">
                <text:p>-7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07">
                <text:p>-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91">
                <text:p>-12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12">
                <text:p>-8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35">
                <text:p>-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89">
                <text:p>-7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42">
                <text:p>-6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662">
                <text:p>-6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60">
                <text:p>-13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31">
                <text:p>-4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74">
                <text:p>-6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289">
                <text:p>-12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335">
                <text:p>-13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721">
                <text:p>-7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93">
                <text:p>-11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735">
                <text:p>-7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62">
                <text:p>-4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256">
                <text:p>-12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031">
                <text:p>-20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880">
                <text:p>-88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308">
                <text:p>-13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696">
                <text:p>-6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654">
                <text:p>-6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829">
                <text:p>-8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215">
                <text:p>-12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91">
                <text:p>-6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348">
                <text:p>-134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837">
                <text:p>-8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659">
                <text:p>-6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995">
                <text:p>-19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767">
                <text:p>-7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426">
                <text:p>-14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195">
                <text:p>-11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575">
                <text:p>-5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057">
                <text:p>-10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13">
                <text:p>-7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93">
                <text:p>-5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966">
                <text:p>-196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867">
                <text:p>-8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938">
                <text:p>-9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787">
                <text:p>-7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197">
                <text:p>-11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946">
                <text:p>-19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814">
                <text:p>-8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111">
                <text:p>-11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032">
                <text:p>-20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408">
                <text:p>-14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366">
                <text:p>-136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166">
                <text:p>-11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2025">
                <text:p>-20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851">
                <text:p>-8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915">
                <text:p>-9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333">
                <text:p>-1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135">
                <text:p>-11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963">
                <text:p>-196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029">
                <text:p>-102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513">
                <text:p>-5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1115">
                <text:p>-111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714">
                <text:p>-7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746">
                <text:p>-7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257">
                <text:p>-125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1080">
                <text:p>-108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2035">
                <text:p>-203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1095">
                <text:p>-109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782">
                <text:p>-78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993">
                <text:p>-99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1974">
                <text:p>-197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929">
                <text:p>-9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2031">
                <text:p>-203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1247">
                <text:p>-124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841">
                <text:p>-84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1069">
                <text:p>-106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1004">
                <text:p>-100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1038">
                <text:p>-103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326">
                <text:p>-132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2005">
                <text:p>-200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2025">
                <text:p>-202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1928">
                <text:p>-19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1978">
                <text:p>-197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1406">
                <text:p>-140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399">
                <text:p>-39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1334">
                <text:p>-133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318">
                <text:p>-3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1292">
                <text:p>-129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1159">
                <text:p>-115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1440">
                <text:p>-144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1976">
                <text:p>-197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998">
                <text:p>-99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937">
                <text:p>-93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747">
                <text:p>-74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1393">
                <text:p>-139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1924">
                <text:p>-192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1214">
                <text:p>-121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141">
                <text:p>-114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663">
                <text:p>-66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834">
                <text:p>-83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1290">
                <text:p>-129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-2030">
                <text:p>-203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915">
                <text:p>-91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858">
                <text:p>-85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939">
                <text:p>-93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-2002">
                <text:p>-200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420">
                <text:p>-42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-1984">
                <text:p>-198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-895">
                <text:p>-8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-2009">
                <text:p>-200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855">
                <text:p>-85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934">
                <text:p>-93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2014">
                <text:p>-201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-924">
                <text:p>-92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-734">
                <text:p>-73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-1253">
                <text:p>-125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-992">
                <text:p>-99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-829">
                <text:p>-82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1109">
                <text:p>-110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411">
                <text:p>-41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-1388">
                <text:p>-138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-1999">
                <text:p>-199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-861">
                <text:p>-86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-1169">
                <text:p>-116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-771">
                <text:p>-77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-846">
                <text:p>-846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-1345">
                <text:p>-134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1948">
                <text:p>-194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1298">
                <text:p>-129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-1908">
                <text:p>-190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-2012">
                <text:p>-201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2021">
                <text:p>-202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-898">
                <text:p>-89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-1986">
                <text:p>-198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-950">
                <text:p>-95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702">
                <text:p>-70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1098">
                <text:p>-109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1931">
                <text:p>-193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-1920">
                <text:p>-192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-327">
                <text:p>-327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-989">
                <text:p>-98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-1134">
                <text:p>-113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-2017">
                <text:p>-201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-1128">
                <text:p>-112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-632">
                <text:p>-63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-1190">
                <text:p>-119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-821">
                <text:p>-82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-747">
                <text:p>-74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-1989">
                <text:p>-198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-847">
                <text:p>-8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-2027">
                <text:p>-202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-811">
                <text:p>-811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-958">
                <text:p>-95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-1973">
                <text:p>-197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-863">
                <text:p>-863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-1193">
                <text:p>-119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-864">
                <text:p>-864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-1945">
                <text:p>-1945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-1265">
                <text:p>-126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-882">
                <text:p>-882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-877">
                <text:p>-877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-1974">
                <text:p>-1974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-643">
                <text:p>-64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-2025">
                <text:p>-2025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-470">
                <text:p>-47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